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style:font-name="Calibri" style:font-name-complex="Calibri" fo:font-size="14pt" style:font-size-asian="14pt"/>
    </style:style>
    <style:style style:name="P2" style:parent-style-name="Paragrafoelenco" style:list-style-name="LFO1" style:family="paragraph">
      <style:text-properties style:font-name="Calibri" style:font-name-complex="Calibri" fo:color="#FF0000" fo:font-size="14pt" style:font-size-asian="14pt" fo:language="en" fo:country="GB"/>
    </style:style>
    <style:style style:name="P3" style:parent-style-name="Paragrafoelenco" style:list-style-name="LFO1" style:family="paragraph">
      <style:text-properties style:font-name="Calibri" style:font-name-complex="Calibri" fo:color="#FF0000" fo:font-size="14pt" style:font-size-asian="14pt" fo:language="en" fo:country="GB"/>
    </style:style>
    <style:style style:name="P4" style:parent-style-name="Paragrafoelenco" style:list-style-name="LFO1" style:family="paragraph">
      <style:text-properties style:font-name="Calibri" style:font-name-complex="Calibri" fo:color="#FF0000" fo:font-size="14pt" style:font-size-asian="14pt" fo:language="en" fo:country="GB"/>
    </style:style>
    <style:style style:name="P5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6" style:parent-style-name="Paragrafoelenco" style:list-style-name="LFO1" style:family="paragraph"/>
    <style:style style:name="T7" style:parent-style-name="Car.predefinitoparagrafo" style:family="text">
      <style:text-properties style:font-name="Calibri" style:font-name-complex="Calibri" fo:color="#FF0000" fo:font-size="14pt" style:font-size-asian="14pt" fo:language="en" fo:country="GB"/>
    </style:style>
    <style:style style:name="P8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9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10" style:parent-style-name="Paragrafoelenco" style:list-style-name="LFO1" style:family="paragraph">
      <style:text-properties style:font-name="Calibri" style:font-name-complex="Calibri" fo:color="#FF0000" fo:font-size="14pt" style:font-size-asian="14pt" fo:language="en" fo:country="GB"/>
    </style:style>
    <style:style style:name="P11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12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13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14" style:parent-style-name="Paragrafoelenco" style:list-style-name="LFO1" style:family="paragraph">
      <style:text-properties style:font-name="Calibri" style:font-name-complex="Calibri" fo:font-size="14pt" style:font-size-asian="14pt" fo:language="en" fo:country="GB"/>
    </style:style>
    <style:style style:name="P15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P16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P17" style:parent-style-name="Paragrafoelenco" style:list-style-name="LFO2" style:family="paragraph">
      <style:text-properties style:font-name="Calibri" style:font-name-complex="Calibri" fo:font-size="14pt" style:font-size-asian="14pt" fo:language="en" fo:country="GB"/>
    </style:style>
    <style:style style:name="P18" style:parent-style-name="Paragrafoelenco" style:list-style-name="LFO2" style:family="paragraph">
      <style:text-properties style:font-name="Calibri" style:font-name-complex="Calibri" fo:font-size="14pt" style:font-size-asian="14pt" fo:language="en" fo:country="GB"/>
    </style:style>
    <style:style style:name="P19" style:parent-style-name="Paragrafoelenco" style:list-style-name="LFO2" style:family="paragraph">
      <style:text-properties style:font-name="Calibri" style:font-name-complex="Calibri" fo:font-size="14pt" style:font-size-asian="14pt" fo:language="en" fo:country="GB"/>
    </style:style>
    <style:style style:name="P20" style:parent-style-name="Paragrafoelenco" style:list-style-name="LFO2" style:family="paragraph">
      <style:text-properties style:font-name="Calibri" style:font-name-complex="Calibri" fo:color="#FF0000" fo:font-size="14pt" style:font-size-asian="14pt" fo:language="en" fo:country="GB"/>
    </style:style>
    <style:style style:name="P21" style:parent-style-name="Paragrafoelenco" style:list-style-name="LFO2" style:family="paragraph">
      <style:text-properties style:font-name="Calibri" style:font-name-complex="Calibri" fo:font-size="14pt" style:font-size-asian="14pt" fo:language="en" fo:country="GB"/>
    </style:style>
    <style:style style:name="P22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P23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P24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P25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26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27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28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29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30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31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32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33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34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35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36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37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38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39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40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41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42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43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44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45" style:parent-style-name="Paragrafoelenco" style:list-style-name="LFO4" style:family="paragraph"/>
    <style:style style:name="T46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47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48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49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50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51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52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53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54" style:parent-style-name="Car.predefinitoparagrafo" style:family="text">
      <style:text-properties style:font-name="Calibri" style:font-name-complex="Calibri" fo:color="#FF0000" fo:font-size="14pt" style:font-size-asian="14pt" fo:language="en" fo:country="GB"/>
    </style:style>
    <style:style style:name="P55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56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57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58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59" style:parent-style-name="Paragrafoelenco" style:list-style-name="LFO4" style:family="paragraph">
      <style:text-properties style:font-name="Calibri" style:font-name-complex="Calibri" fo:font-size="14pt" style:font-size-asian="14pt" fo:language="en" fo:country="GB"/>
    </style:style>
    <style:style style:name="P60" style:parent-style-name="Paragrafoelenco" style:list-style-name="LFO5" style:family="paragraph">
      <style:text-properties style:font-name="Calibri" style:font-name-complex="Calibri" fo:font-weight="bold" style:font-weight-asian="bold" fo:font-size="14pt" style:font-size-asian="14pt" fo:language="en" fo:country="GB"/>
    </style:style>
    <style:style style:name="P61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P62" style:parent-style-name="Normale" style:family="paragraph">
      <style:text-properties style:font-name="Calibri" style:font-name-complex="Calibri" fo:font-size="14pt" style:font-size-asian="14pt" fo:language="en" fo:country="GB"/>
    </style:style>
    <style:style style:name="T63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64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65" style:parent-style-name="Car.predefinitoparagrafo" style:family="text">
      <style:text-properties style:font-name="Calibri" style:font-name-asian="Wingdings" style:font-name-complex="Calibri" fo:font-size="14pt" style:font-size-asian="14pt" fo:language="en" fo:country="GB"/>
    </style:style>
    <style:style style:name="T66" style:parent-style-name="Car.predefinitoparagrafo" style:family="text">
      <style:text-properties style:font-name="Calibri" style:font-name-complex="Calibri" fo:font-size="14pt" style:font-size-asian="14pt" fo:language="en" fo:country="GB"/>
    </style:style>
    <style:style style:name="T67" style:parent-style-name="Car.predefinitoparagrafo" style:family="text">
      <style:text-properties style:font-name="Calibri" style:font-name-complex="Calibri" fo:font-size="14pt" style:font-size-asian="14pt"/>
    </style:style>
    <style:style style:name="T68" style:parent-style-name="Car.predefinitoparagrafo" style:family="text">
      <style:text-properties style:font-name="Calibri" style:font-name-asian="Wingdings" style:font-name-complex="Calibri" fo:font-size="14pt" style:font-size-asian="14pt" fo:language="en" fo:country="GB"/>
    </style:style>
    <style:style style:name="T69" style:parent-style-name="Car.predefinitoparagrafo" style:family="text">
      <style:text-properties style:font-name="Calibri" style:font-name-complex="Calibri" fo:font-size="14pt" style:font-size-asian="14pt"/>
    </style:style>
    <style:style style:name="T70" style:parent-style-name="Car.predefinitoparagrafo" style:family="text">
      <style:text-properties style:font-name="Calibri" style:font-name-complex="Calibri" fo:font-size="14pt" style:font-size-asian="14pt"/>
    </style:style>
  </office:automatic-styles>
  <office:body>
    <office:text text:use-soft-page-breaks="true">
      <text:p text:style-name="P1">GOALS</text:p>
      <text:list text:style-name="LFO1" text:continue-numbering="true">
        <text:list-item>
          <text:p text:style-name="P2">Allow individuals to become registered users of Data4Help</text:p>
        </text:list-item>
        <text:list-item>
          <text:p text:style-name="P3">Allow users to sign up for AutomatedSOS service</text:p>
        </text:list-item>
        <text:list-item>
          <text:p text:style-name="P4">Provide the registration to third parties who want access to users’ data</text:p>
        </text:list-item>
        <text:list-item>
          <text:p text:style-name="P5">Give third parties access to users’ data, only if they are authorized</text:p>
          <text:list text:continue-numbering="true">
            <text:list-item>
              <text:p text:style-name="P6"><text:span text:style-name="T7">Give access to data of a specific user, only if he has previously accepted the request</text:span></text:p>
            </text:list-item>
            <text:list-item>
              <text:p text:style-name="P8">Give access to anonymized data of group only if the number of individuals whose data satisfy the request is higher than 1000</text:p>
            </text:list-item>
          </text:list>
        </text:list-item>
        <text:list-item>
          <text:p text:style-name="P9">Allow third parties to subscribe to new data and to receive them as soon they are produced</text:p>
        </text:list-item>
        <text:list-item>
          <text:p text:style-name="P10">Allow customers to insert<text:s/>or update their own<text:s/>personal data and information about their body measurements (e.g. weight, height, ecc.)</text:p>
        </text:list-item>
        <text:list-item>
          <text:p text:style-name="P11">If some parameters of health status are below certain threshold, send an ambulance to the user location, with a reaction time less than 5 seconds</text:p>
        </text:list-item>
        <text:list-item>
          <text:p text:style-name="P12">Allow users to keep track of their health status at any time</text:p>
        </text:list-item>
        <text:list-item>
          <text:p text:style-name="P13">Allow users to withdraw the authorisation to third parties to access their data<text:s/></text:p>
        </text:list-item>
        <text:list-item>
          <text:p text:style-name="P14">Allow users to change his own associated device without any data loss</text:p>
        </text:list-item>
      </text:list>
      <text:p text:style-name="P15"/>
      <text:p text:style-name="P16">DOMAIN ASSUMPTION</text:p>
      <text:list text:style-name="LFO2" text:continue-numbering="true">
        <text:list-item>
          <text:p text:style-name="P17">Accurate individuals’ locations are known by GPS</text:p>
        </text:list-item>
        <text:list-item>
          <text:p text:style-name="P18">Data gathered from devices are correctly measured<text:s/></text:p>
        </text:list-item>
        <text:list-item>
          <text:p text:style-name="P19">Data provided by the users are assumed to be correct</text:p>
        </text:list-item>
        <text:list-item>
          <text:p text:style-name="P20">The<text:s/>device where TrackMe is running on can provide at least the essential data about health status: heart rate, body temperature, blood pressure and respiratory rate.</text:p>
        </text:list-item>
        <text:list-item>
          <text:p text:style-name="P21">Only Data4Help users can have access to AutomatedSOS service</text:p>
        </text:list-item>
      </text:list>
      <text:p text:style-name="P22"/>
      <text:p text:style-name="P23"/>
      <text:p text:style-name="P24">REQUIREMENTS</text:p>
      <text:soft-page-break/>
      <text:list text:style-name="LFO5" text:continue-numbering="true">
        <text:list-item>
          <text:p text:style-name="P25">G1: Allow individuals to become registered users of Data4Help</text:p>
        </text:list-item>
      </text:list>
      <text:list text:style-name="LFO4" text:continue-numbering="true">
        <text:list-item>
          <text:p text:style-name="P26">The user can create an account for the usage of<text:s/>Data4Help, by selecting a username and a password.</text:p>
        </text:list-item>
        <text:list-item>
          <text:p text:style-name="P27">The users have to agree that TrackMe acquires their data</text:p>
        </text:list-item>
        <text:list-item>
          <text:p text:style-name="P28">The usernames used in the system are unique to every user</text:p>
        </text:list-item>
      </text:list>
      <text:list text:style-name="LFO5" text:continue-numbering="true">
        <text:list-item>
          <text:p text:style-name="P29">Allow users to sign up for AutomatedSOS service</text:p>
        </text:list-item>
      </text:list>
      <text:list text:style-name="LFO4" text:continue-numbering="true">
        <text:list-item>
          <text:p text:style-name="P30">The user can<text:s/>use AutomatedSOS service, accessing<text:s/>with the same account credential of Data4Help</text:p>
        </text:list-item>
      </text:list>
      <text:list text:style-name="LFO5" text:continue-numbering="true">
        <text:list-item>
          <text:p text:style-name="P31">Provide the registration to third parties who want access to users’ data</text:p>
        </text:list-item>
      </text:list>
      <text:list text:style-name="LFO4" text:continue-numbering="true">
        <text:list-item>
          <text:p text:style-name="P32">Third parties<text:s/>can create an account for<text:s/>monitoring data, by selecting a username and a password</text:p>
        </text:list-item>
      </text:list>
      <text:list text:style-name="LFO5" text:continue-numbering="true">
        <text:list-item>
          <text:p text:style-name="P33">Give access to data of a specific user, only if he has previously accepted the request</text:p>
        </text:list-item>
      </text:list>
      <text:list text:style-name="LFO4" text:continue-numbering="true">
        <text:list-item>
          <text:p text:style-name="P34">The system must allow users to accept or refuse the requests from third-parties to access their own data</text:p>
        </text:list-item>
        <text:list-item>
          <text:p text:style-name="P35">The system must notify third party if the user has accepted the request or not</text:p>
        </text:list-item>
      </text:list>
      <text:list text:style-name="LFO5" text:continue-numbering="true">
        <text:list-item>
          <text:p text:style-name="P36">Give access to anonymized data of group only if the number of individuals whose data satisfy the request is higher than 1000</text:p>
        </text:list-item>
      </text:list>
      <text:list text:style-name="LFO4" text:continue-numbering="true">
        <text:list-item>
          <text:p text:style-name="P37">The system must check that<text:s/>the number of individuals whose data satisfy the request is higher than 1000</text:p>
        </text:list-item>
        <text:list-item>
          <text:p text:style-name="P38">The system must notify third party if the request has not been approved</text:p>
        </text:list-item>
      </text:list>
      <text:list text:style-name="LFO5" text:continue-numbering="true">
        <text:list-item>
          <text:p text:style-name="P39">Allow third parties to subscribe to new data and to receive them as soon they are produced</text:p>
        </text:list-item>
      </text:list>
      <text:list text:style-name="LFO4" text:continue-numbering="true">
        <text:list-item>
          <text:p text:style-name="P40"><text:s/><text:s/>Every time new data<text:s/>are<text:s/>produced, the system must check if exist some third parties subscribed to them</text:p>
        </text:list-item>
        <text:list-item>
          <text:p text:style-name="P41"><text:s/>TrackMe<text:s/>system<text:s/>sends a request to third parties that have access rights to<text:s/>the required<text:s/>data to subscribe to new produced data<text:s/></text:p>
        </text:list-item>
      </text:list>
      <text:list text:style-name="LFO5" text:continue-numbering="true">
        <text:list-item>
          <text:p text:style-name="P42">Allow customers to insert personal data and information about their body measurements (e.g. weight, height, ecc.)</text:p>
        </text:list-item>
      </text:list>
      <text:soft-page-break/>
      <text:list text:style-name="LFO4" text:continue-numbering="true">
        <text:list-item>
          <text:p text:style-name="P43">The system must provide<text:s/>a form to<text:s/>the<text:s/>users for inserting or updating data and personal information</text:p>
        </text:list-item>
      </text:list>
      <text:list text:style-name="LFO5" text:continue-numbering="true">
        <text:list-item>
          <text:p text:style-name="P44">If some parameters of health status are below certain threshold, send an ambulance to the user location, with a reaction time less than 5 seconds</text:p>
        </text:list-item>
      </text:list>
      <text:list text:style-name="LFO4" text:continue-numbering="true">
        <text:list-item>
          <text:p text:style-name="P45"><text:span text:style-name="T46">When device</text:span><text:span text:style-name="T47">s<text:s/></text:span><text:span text:style-name="T48">monitor<text:s/></text:span><text:span text:style-name="T49">data below certain threshold</text:span><text:span text:style-name="T50">, AutomatedSOS system must send</text:span><text:span text:style-name="T51"><text:s/></text:span><text:span text:style-name="T52">health status information<text:s/></text:span><text:span text:style-name="T53">and the localization acquired through GPS<text:s/></text:span><text:span text:style-name="T54">to the nearest available ambulance</text:span></text:p>
        </text:list-item>
      </text:list>
      <text:list text:style-name="LFO5" text:continue-numbering="true">
        <text:list-item>
          <text:p text:style-name="P55">Allow users to keep track of their health status at any time</text:p>
        </text:list-item>
      </text:list>
      <text:list text:style-name="LFO4" text:continue-numbering="true">
        <text:list-item>
          <text:p text:style-name="P56">The system must provide a view where the users can see their own health status and the specific threshold values</text:p>
        </text:list-item>
      </text:list>
      <text:list text:style-name="LFO5" text:continue-numbering="true">
        <text:list-item>
          <text:p text:style-name="P57">Allow users to withdraw the authorisation to third parties to access their data<text:s/></text:p>
        </text:list-item>
      </text:list>
      <text:list text:style-name="LFO4" text:continue-numbering="true">
        <text:list-item>
          <text:p text:style-name="P58">If a user decides to withdraw the authorisation<text:s/>to a third party to access his own data, the system must notify this third party</text:p>
        </text:list-item>
        <text:list-item>
          <text:p text:style-name="P59">The system must unsubscribe the access to new data by the third<text:s/>parties<text:s/>whose access rights are revoked</text:p>
        </text:list-item>
      </text:list>
      <text:list text:style-name="LFO5" text:continue-numbering="true">
        <text:list-item>
          <text:p text:style-name="P60">Allow users to change his own associated device without any data loss</text:p>
        </text:list-item>
      </text:list>
      <text:p text:style-name="P61">NOTE:<text:line-break/></text:p>
      <text:p text:style-name="P62">Definire voci:</text:p>
      <text:p text:style-name="Normale"><text:span text:style-name="T63">Use</text:span><text:span text:style-name="T64">r<text:s/></text:span><text:span text:style-name="T65"></text:span><text:span text:style-name="T66"><text:s/>private customer that have been registered user</text:span></text:p>
      <text:p text:style-name="Normale"><text:span text:style-name="T67">Individuals<text:s/></text:span><text:span text:style-name="T68"></text:span><text:span text:style-name="T69"><text:s/>utententi non ancora registrati<text:s/></text:span></text:p>
      <text:p text:style-name="Normale"><text:span text:style-name="T70">Third parties -&gt; compagni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font-weight="normal" style:font-weight-asian="normal"/>
    </style:style>
    <style:style style:name="WW_CharLFO5LVL1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0-25T10:44:00Z</dc:date>
    <meta:template xlink:href="Normal.dotm" xlink:type="simple"/>
    <meta:editing-cycles>19</meta:editing-cycles>
    <meta:editing-duration>PT18240S</meta:editing-duration>
    <meta:document-statistic meta:page-count="3" meta:paragraph-count="8" meta:word-count="627" meta:character-count="4195" meta:row-count="29" meta:non-whitespace-character-count="3576"/>
  </office:meta>
</office:document-meta>
</file>